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
      <text:p text:style-name="Text_20_body">Finally, the high priest looked directly at Jesus and said, “Tell us, are you the Messiah, the Son of the living God?”</text:p>
      <text:h text:style-name="Heading_20_9" text:outline-level="9">39-04</text:h>
      <text:p text:style-name="First_20_paragraph"/>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
      <text:p text:style-name="Text_20_body">The Jewish leaders all answered the high priest, “He deserves to die!” Then they blindfolded Jesus, spit on him, hit him, and mocked him.</text:p>
      <text:h text:style-name="Heading_20_9" text:outline-level="9">39-06</text:h>
      <text:p text:style-name="First_20_paragraph"/>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37Z</meta:creation-date>
    <dc:date>2023-05-24T11:34:37Z</dc:date>
  </office:meta>
</office:document-meta>
</file>